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36641" officeooo:paragraph-rsid="00036641"/>
    </style:style>
    <style:style style:name="P2" style:family="paragraph" style:parent-style-name="Standard">
      <style:text-properties officeooo:rsid="00036641" officeooo:paragraph-rsid="00036641"/>
    </style:style>
    <style:style style:name="P3" style:family="paragraph" style:parent-style-name="Standard">
      <style:paragraph-properties fo:text-align="center" style:justify-single-word="false"/>
      <style:text-properties officeooo:rsid="00036641" officeooo:paragraph-rsid="000366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 text:name="recipe-main-content"/>Six Can Chicken Tortilla Soup</text:h>
      <text:p text:style-name="P3"/>
      <text:p text:style-name="P2"/>
      <text:p text:style-name="P2">1 (15 ounce) can whole kernel corn ; drained</text:p>
      <text:p text:style-name="P2">2 (14.5 ounce) cans chicken broth</text:p>
      <text:p text:style-name="P2">1 (10 ounce) can chunk chicken</text:p>
      <text:p text:style-name="P2">1 (15 ounce) can black beans</text:p>
      <text:p text:style-name="P2">1 (10 ounce) can diced tomatoes with green chile peppers ; drained</text:p>
      <text:p text:style-name="P2"/>
      <text:p text:style-name="P2">Open the cans of corn, chicken broth, chunk chicken, black beans, and diced tomatoes with green chilies. Pour everything into a large saucepan or stock pot. Simmer over medium heat until chicken is heated throu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7:34:02.507091910</meta:creation-date>
    <dc:date>2018-11-05T17:36:00.731311188</dc:date>
    <meta:editing-duration>PT1M58S</meta:editing-duration>
    <meta:editing-cycles>1</meta:editing-cycles>
    <meta:document-statistic meta:table-count="0" meta:image-count="0" meta:object-count="0" meta:page-count="1" meta:paragraph-count="7" meta:word-count="79" meta:character-count="443" meta:non-whitespace-character-count="371"/>
    <meta:generator>LibreOffice/5.3.6.1$Linux_X86_64 LibreOffice_project/30$Build-1</meta:generator>
  </office:meta>
</office:document-meta>
</file>